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1A00000042357634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1" style:family="table-row">
      <style:table-row-properties style:min-row-height="2.669cm"/>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1" style:family="table-row">
      <style:table-row-properties style:min-row-height="3.11cm"/>
    </style:style>
    <style:style style:name="Table10.A1" style:family="table-cell">
      <style:table-cell-properties fo:padding="0.097cm" fo:border="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4" style:family="table">
      <style:table-properties style:width="17.903cm" table:align="margins" style:writing-mode="lr-tb"/>
    </style:style>
    <style:style style:name="Table4.A" style:family="table-column">
      <style:table-column-properties style:column-width="17.903cm" style:rel-column-width="65535*"/>
    </style:style>
    <style:style style:name="Table4.1" style:family="table-row">
      <style:table-row-properties style:min-row-height="9.613cm"/>
    </style:style>
    <style:style style:name="Table4.A1" style:family="table-cell">
      <style:table-cell-properties fo:padding="0.097cm" fo:border="0.05pt solid #000000"/>
    </style:style>
    <style:style style:name="P1" style:family="paragraph" style:parent-style-name="Encabezado1">
      <style:paragraph-properties fo:margin-top="0cm" fo:margin-bottom="0cm" style: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style: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Table_20_Contents">
      <style:text-properties officeooo:rsid="00187607" officeooo:paragraph-rsid="00187607"/>
    </style:style>
    <style:style style:name="P8" style:family="paragraph" style:parent-style-name="Table_20_Contents">
      <style:text-properties officeooo:rsid="00192013" officeooo:paragraph-rsid="00192013"/>
    </style:style>
    <style:style style:name="P9" style:family="paragraph" style:parent-style-name="Table_20_Contents">
      <style:text-properties officeooo:rsid="00192013" officeooo:paragraph-rsid="0019726b"/>
    </style:style>
    <style:style style:name="P10" style:family="paragraph" style:parent-style-name="Table_20_Contents">
      <style:text-properties officeooo:rsid="0019726b" officeooo:paragraph-rsid="0019726b"/>
    </style:style>
    <style:style style:name="P11" style:family="paragraph" style:parent-style-name="Table_20_Contents">
      <style:text-properties officeooo:rsid="001ac292" officeooo:paragraph-rsid="001ac292"/>
    </style:style>
    <style:style style:name="P12" style:family="paragraph" style:parent-style-name="Standard" style:master-page-name="Standard">
      <style:paragraph-properties fo:margin-top="0.3cm" fo:margin-bottom="0.15cm" style: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13" style:family="paragraph" style:parent-style-name="Table_20_Contents">
      <style:text-properties officeooo:rsid="001e1c72" officeooo:paragraph-rsid="001e1c72"/>
    </style:style>
    <style:style style:name="P14" style:family="paragraph" style:parent-style-name="Table_20_Contents">
      <style:text-properties officeooo:rsid="001f6265" officeooo:paragraph-rsid="001f6265"/>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187607"/>
    </style:style>
    <style:style style:name="T4" style:family="text">
      <style:text-properties officeooo:rsid="0019726b"/>
    </style:style>
    <style:style style:name="T5" style:family="text">
      <style:text-properties officeooo:rsid="001c40be"/>
    </style:style>
    <style:style style:name="T6" style:family="text">
      <style:text-properties officeooo:rsid="001f6265"/>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12"><draw:frame draw:style-name="fr1" draw:name="graphics1" text:anchor-type="paragraph" svg:width="17.709cm" svg:height="1.113cm" draw:z-index="0"><draw:image xlink:href="Pictures/100002010000041A000000423576346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Modulo 2. Sesión 4. Comunicación entre procesos utilizando cauce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7">Adrián de la Torre Rodríguez</text:p>
          </table:table-cell>
        </table:table-row>
      </table:table>
      <text:p text:style-name="Standard"/>
      <text:p text:style-name="P4">a) Cuestionario de actitud frente al trabajo.</text:p>
      <text:p text:style-name="Standard">El tiempo que he dedicado a la preparación de la sesión antes de asistir al laboratorio ha sido de <text:span text:style-name="T3">20</text:span> minutos.</text:p>
      <text:p text:style-name="Standard">1. He resuelto todas las dudas que tenía antes de iniciar la sesión de prácticas: …...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text:soft-page-break/>b) Cuestionario de conocimientos adquiridos.</text:p>
      <text:p text:style-name="Standard">Mi solución al <text:span text:style-name="T2">ejercicio 1</text:span> ha sido:</text:p>
      <table:table table:name="Table9" table:style-name="Table9">
        <table:table-column table:style-name="Table9.A"/>
        <table:table-row table:style-name="Table9.1">
          <table:table-cell table:style-name="Table9.A1" office:value-type="string">
            <text:p text:style-name="P8">Primero hay que ejecutar el consumidor fifo que se queda en bucle infinito leyendo del cauce con nombre que ha creado. Si no hay nada creado se queda esperando hasta que el productor escriba.</text:p>
            <text:p text:style-name="P8">Después hay que ejecutar el productor, todas las veces que se quiera, y éste escribirá en el cauce con nombre la cadena que se le pasa. Mientras tanto, el consumidor detectará que se ha escrito e imprimirá por pantalla lo que se ha escrito. El proceso consumidor terminará cuando el proceso productor escriba la cadena fin en el cauce con nombre.</text:p>
            <text:p text:style-name="P8">La ejecución de estos programas genera un archivo llamado “ComunicacionFIFO” donde se escribe y se lee. Si usamos ls -l se puede ver:</text:p>
            <text:p text:style-name="P9">“<text:span text:style-name="T4">prw-rw-rw- 1 adritake adritake <text:s text:c="3"/>0 nov 26 12:19 ComunicacionFIFO ”</text:span></text:p>
            <text:p text:style-name="P9"/>
            <text:p text:style-name="P10">la “p” delante de los permisos indica que es un archivo de tipo cauce ( pipe )</text:p>
            <text:p text:style-name="Table_20_Contents"/>
            <text:p text:style-name="Table_20_Contents"/>
          </table:table-cell>
        </table:table-row>
      </table:table>
      <text:p text:style-name="Standard"/>
      <text:p text:style-name="Standard">Mi solución a la <text:span text:style-name="T2">ejercicio 2</text:span> ha sido:</text:p>
      <table:table table:name="Table10" table:style-name="Table10">
        <table:table-column table:style-name="Table10.A"/>
        <table:table-row table:style-name="Table10.1">
          <table:table-cell table:style-name="Table10.A1" office:value-type="string">
            <text:p text:style-name="P11">Este programa sirve para demostrar la comunicación entre un proceso padre y su hijo a través de un cauce sin nombre. Pare ello primero le pasa <text:span text:style-name="T5">un</text:span> vector de enteros de tamaño dos a la función “pipe”. Esta función crea un cauce sin nombre y le asigna al vector que le pasamos el descriptor de escritura y lectura de este cauce. A continuación se hace un fork() para crear el proceso hijo. El proceso hijo hace “ close(fd[0]) “ esto quiere decir que cierra el descriptor de lectura del cauce. Hace esto para que el propio proceso vea que no hay un lector más en ese cauce y <text:span text:style-name="T5">no </text:span>se quede interbloqueado ya que se estaría esperando a sí mismo. Después, otra vez el hijo, escribe en el descriptor de escritura del cauce ( fd[1] ) el mensaje declarado al principio del programa. Por otro lado el padre cierra su descriptor de escritura del cauce por la misma razón que lo hace el hijo pero para que no se quede esperando a que escriba él mismo. Después a través del descriptor de lectura ( fd[0] ) almacena en el “buffer” lo que estaba en el cauce <text:span text:style-name="T5">e</text:span> imprime el tamaño del mensaje y el propio mensaje.</text:p>
            <text:p text:style-name="Table_20_Contents"/>
            <text:p text:style-name="Table_20_Contents"/>
          </table:table-cell>
        </table:table-row>
      </table:table>
      <text:p text:style-name="Standard"/>
      <text:p text:style-name="Standard">Mi solución a la <text:span text:style-name="T2">ejercicio 4</text:span> ha sido:</text:p>
      <table:table table:name="Table12" table:style-name="Table12">
        <table:table-column table:style-name="Table12.A"/>
        <table:table-row>
          <table:table-cell table:style-name="Table12.A1" office:value-type="string">
            <text:p text:style-name="P13">El funcionamiento del programa es exactamente igual que el anterior solo que se usa la funcion “dup2(fd[1],STDOUT_FILENO);” que directamente hace un close de <text:s/>STDOUT_FILENO y un dup de fd[1].</text:p>
            <text:p text:style-name="Table_20_Contents"/>
            <text:p text:style-name="Table_20_Contents"/>
            <text:p text:style-name="Table_20_Contents"><text:soft-page-break/></text:p>
          </table:table-cell>
        </table:table-row>
      </table:table>
      <text:p text:style-name="Standard"/>
      <text:p text:style-name="Standard">Mi solución a la <text:span text:style-name="T2">ejercicio 5</text:span> ha sido:</text:p>
      <table:table table:name="Table4" table:style-name="Table4">
        <table:table-column table:style-name="Table4.A"/>
        <table:table-row table:style-name="Table4.1">
          <table:table-cell table:style-name="Table4.A1" office:value-type="string">
            <text:p text:style-name="Table_20_Contents">//////////////<text:span text:style-name="T6">MAESTRO/////////////////////////</text:span></text:p>
            <text:p text:style-name="P14">#include &lt;sys/types.h&gt;</text:p>
            <text:p text:style-name="P14">#include &lt;fcntl.h&gt;</text:p>
            <text:p text:style-name="P14">#include &lt;unistd.h&gt;</text:p>
            <text:p text:style-name="P14">#include &lt;stdio.h&gt;</text:p>
            <text:p text:style-name="P14">#include &lt;stdlib.h&gt;</text:p>
            <text:p text:style-name="P14">#include &lt;errno.h&gt;</text:p>
            <text:p text:style-name="P14">#include &lt;math.h&gt;</text:p>
            <text:p text:style-name="P14"/>
            <text:p text:style-name="P14"/>
            <text:p text:style-name="P14"/>
            <text:p text:style-name="P14"/>
            <text:p text:style-name="P14">int main( int argc, char *argv[]){</text:p>
            <text:p text:style-name="P14"/>
            <text:p text:style-name="P14"><text:s text:c="4"/>if( argc != 3 &amp;&amp; argv[1] &lt; argv[2]){</text:p>
            <text:p text:style-name="P14"><text:s text:c="8"/>perror("\nUso: ./Ejercicio5 &lt;min&gt; &lt;max&gt;");</text:p>
            <text:p text:style-name="P14"><text:s text:c="8"/>exit(-1);</text:p>
            <text:p text:style-name="P14"><text:s text:c="4"/>}</text:p>
            <text:p text:style-name="P14"/>
            <text:p text:style-name="P14"><text:s text:c="4"/>int min, max, mitad,valor;</text:p>
            <text:p text:style-name="P14"><text:s text:c="4"/>pid_t PID;</text:p>
            <text:p text:style-name="P14"><text:s text:c="4"/>int fd1[2],fd2[2];</text:p>
            <text:p text:style-name="P14"/>
            <text:p text:style-name="P14"><text:s text:c="4"/>//Inicialización de los argumentos</text:p>
            <text:p text:style-name="P14"><text:s text:c="4"/>min = atoi( argv[1] );</text:p>
            <text:p text:style-name="P14"><text:s text:c="4"/>max = atoi( argv[2] );</text:p>
            <text:p text:style-name="P14"><text:s text:c="4"/>mitad = (min + max) / 2;</text:p>
            <text:p text:style-name="P14"/>
            <text:p text:style-name="P14"><text:soft-page-break/><text:s text:c="4"/>//Creación de los pipes</text:p>
            <text:p text:style-name="P14"/>
            <text:p text:style-name="P14"><text:s text:c="4"/>pipe(fd1);</text:p>
            <text:p text:style-name="P14"><text:s text:c="4"/>pipe(fd2);</text:p>
            <text:p text:style-name="P14"/>
            <text:p text:style-name="P14"><text:s text:c="4"/>if ( (PID = fork())&lt;0) { <text:s text:c="3"/>//Creación del primer hijo</text:p>
            <text:p text:style-name="P14"><text:s text:c="8"/>perror("\nError en el primer fork");</text:p>
            <text:p text:style-name="P14"><text:s text:c="8"/>exit(-1);</text:p>
            <text:p text:style-name="P14"><text:s text:c="4"/>}</text:p>
            <text:p text:style-name="P14"/>
            <text:p text:style-name="P14">////////////PADRE E HIJO 1///////////////////////////////</text:p>
            <text:p text:style-name="P14"><text:s text:c="4"/>if( PID == 0){</text:p>
            <text:p text:style-name="P14"><text:s text:c="8"/>/////////////////// HIJO 1 <text:s/>////////////////////////////////</text:p>
            <text:p text:style-name="P14"><text:s text:c="8"/>perror("\nHijo 1 calculando primos...");</text:p>
            <text:p text:style-name="P14"><text:s text:c="8"/>close( fd1[0] ); <text:s text:c="21"/>//Ajuste de los descriptores para el hijo 1</text:p>
            <text:p text:style-name="P14"><text:s text:c="8"/>close( STDOUT_FILENO );</text:p>
            <text:p text:style-name="P14"><text:s text:c="8"/>dup( fd1[1] );</text:p>
            <text:p text:style-name="P14"/>
            <text:p text:style-name="P14"><text:s text:c="8"/>execlp("./Ejercicio5esclavo","Ejercicio5esclavo",mitad,max,NULL);</text:p>
            <text:p text:style-name="P14"/>
            <text:p text:style-name="P14"><text:s text:c="8"/>exit(0);</text:p>
            <text:p text:style-name="P14"/>
            <text:p text:style-name="P14"><text:s text:c="4"/>}</text:p>
            <text:p text:style-name="P14"/>
            <text:p text:style-name="P14"><text:s text:c="4"/>////////////////////////////// PADRE //////////////////////////////</text:p>
            <text:p text:style-name="P14"><text:s text:c="4"/>if ( (PID = fork())&lt;0) { <text:s text:c="7"/>//Creación del segundo hijo por el padre PID != 0</text:p>
            <text:p text:style-name="P14"><text:s text:c="8"/>perror("\nError en el segundo fork");</text:p>
            <text:p text:style-name="P14"><text:s text:c="8"/>exit(-1);</text:p>
            <text:p text:style-name="P14"><text:s text:c="4"/>}</text:p>
            <text:p text:style-name="P14"/>
            <text:p text:style-name="P14"/>
            <text:p text:style-name="P14"><text:soft-page-break/></text:p>
            <text:p text:style-name="P14"><text:s text:c="4"/>if( PID == 0){</text:p>
            <text:p text:style-name="P14"><text:s text:c="8"/>/////////////////// HIJO 2 <text:s/>////////////////////////////</text:p>
            <text:p text:style-name="P14"><text:s text:c="8"/>perror("\nHijo 2 calculando primos...");</text:p>
            <text:p text:style-name="P14"><text:s text:c="8"/>close( fd2[0] ); <text:s text:c="25"/>//Ajuste de los descriptores para el hijo 2</text:p>
            <text:p text:style-name="P14"><text:s text:c="8"/>close( STDOUT_FILENO );</text:p>
            <text:p text:style-name="P14"><text:s text:c="8"/>dup( fd2[1] );</text:p>
            <text:p text:style-name="P14"/>
            <text:p text:style-name="P14"><text:s text:c="8"/>execlp("./Ejercicio5esclavo","Ejercicio5esclavo",mitad,max,NULL);</text:p>
            <text:p text:style-name="P14"/>
            <text:p text:style-name="P14"><text:s text:c="8"/>exit(0);</text:p>
            <text:p text:style-name="P14"><text:s text:c="4"/>}</text:p>
            <text:p text:style-name="P14"/>
            <text:p text:style-name="P14"><text:s text:c="4"/>//////////////////////// PADRE ///////////////////////////</text:p>
            <text:p text:style-name="P14"><text:s text:c="4"/>close(fd1[1]); <text:s text:c="17"/>//Ajuste de los descriptores para el padre</text:p>
            <text:p text:style-name="P14"/>
            <text:p text:style-name="P14"/>
            <text:p text:style-name="P14"><text:s text:c="4"/>while( read(fd1[0],&amp;valor, sizeof(int)) &gt; 0)</text:p>
            <text:p text:style-name="P14"><text:s text:c="8"/>printf("%d ", valor);</text:p>
            <text:p text:style-name="P14"/>
            <text:p text:style-name="P14"/>
            <text:p text:style-name="P14"><text:s text:c="4"/>close(fd1[0]);</text:p>
            <text:p text:style-name="P14"/>
            <text:p text:style-name="P14"><text:s text:c="4"/>printf("\nPrueba 1");</text:p>
            <text:p text:style-name="P14"><text:s text:c="4"/>close(fd2[1]); <text:s text:c="17"/>//Ajuste de los descriptores para el padre</text:p>
            <text:p text:style-name="P14"><text:s text:c="4"/>while( read(fd2[0],&amp;valor, sizeof(int)) &gt; 0)</text:p>
            <text:p text:style-name="P14"><text:s text:c="8"/>printf("%d ", valor);</text:p>
            <text:p text:style-name="P14"><text:s text:c="4"/>close(fd2[0]);</text:p>
            <text:p text:style-name="P14"><text:s text:c="4"/>printf("\nPrueba 2");</text:p>
            <text:p text:style-name="P14">}</text:p>
            <text:p text:style-name="P14"><text:soft-page-break/>/////////////////////// <text:s text:c="3"/>ESCLAVO <text:s text:c="3"/>////////////////////</text:p>
            <text:p text:style-name="P14">#include &lt;sys/types.h&gt;</text:p>
            <text:p text:style-name="P14">#include &lt;fcntl.h&gt;</text:p>
            <text:p text:style-name="P14">#include &lt;unistd.h&gt;</text:p>
            <text:p text:style-name="P14">#include &lt;stdio.h&gt;</text:p>
            <text:p text:style-name="P14">#include &lt;stdlib.h&gt;</text:p>
            <text:p text:style-name="P14">#include &lt;errno.h&gt;</text:p>
            <text:p text:style-name="P14">#include &lt;math.h&gt;</text:p>
            <text:p text:style-name="P14"/>
            <text:p text:style-name="P14">int esPrimo (int n){</text:p>
            <text:p text:style-name="P14"/>
            <text:p text:style-name="P14"><text:s text:c="4"/>int i;</text:p>
            <text:p text:style-name="P14"><text:s text:c="4"/>int <text:s/>primo; <text:s text:c="8"/>//Uso de primo como bool</text:p>
            <text:p text:style-name="P14"/>
            <text:p text:style-name="P14"/>
            <text:p text:style-name="P14"/>
            <text:p text:style-name="P14"><text:s text:c="4"/>primo = 1;</text:p>
            <text:p text:style-name="P14"/>
            <text:p text:style-name="P14"><text:s text:c="4"/>for( i = 0; i &lt;= sqrt(n) &amp;&amp; primo; i++){</text:p>
            <text:p text:style-name="P14"/>
            <text:p text:style-name="P14"><text:s text:c="8"/>if( n % i == 0) <text:s text:c="8"/>//Si el argumento es divisible por i significa que no es primo</text:p>
            <text:p text:style-name="P14"><text:s text:c="12"/>primo = 0;</text:p>
            <text:p text:style-name="P14"/>
            <text:p text:style-name="P14"><text:s text:c="4"/>}</text:p>
            <text:p text:style-name="P14"/>
            <text:p text:style-name="P14"><text:s text:c="4"/>return primo;</text:p>
            <text:p text:style-name="P14"/>
            <text:p text:style-name="P14">}</text:p>
            <text:p text:style-name="P14"/>
            <text:p text:style-name="P14">int main( int argc, char *argv[]){</text:p>
            <text:p text:style-name="P14"/>
            <text:p text:style-name="P14"><text:soft-page-break/></text:p>
            <text:p text:style-name="P14"><text:s text:c="4"/>if( argc != 3 &amp;&amp; argv[1] &lt; argv[2]){</text:p>
            <text:p text:style-name="P14"><text:s text:c="8"/>perror("\nUso: ./Ejercicio5esclavo &lt;min&gt; &lt;max&gt;");</text:p>
            <text:p text:style-name="P14"><text:s text:c="8"/>exit(-1);</text:p>
            <text:p text:style-name="P14"><text:s text:c="4"/>}</text:p>
            <text:p text:style-name="P14"/>
            <text:p text:style-name="P14"><text:s text:c="4"/>int i, min, max;</text:p>
            <text:p text:style-name="P14"><text:s text:c="4"/>char buffer[33];</text:p>
            <text:p text:style-name="P14"/>
            <text:p text:style-name="P14"><text:s text:c="4"/>min = atoi( argv[1] );</text:p>
            <text:p text:style-name="P14"><text:s text:c="4"/>max = atoi( argv[2] );</text:p>
            <text:p text:style-name="P14"/>
            <text:p text:style-name="P14"><text:s text:c="4"/>for( i = min; i &lt;= max; i++)</text:p>
            <text:p text:style-name="P14"/>
            <text:p text:style-name="P14"><text:s text:c="8"/>if( esPrimo(i))</text:p>
            <text:p text:style-name="P14"><text:s text:c="12"/>write(STDOUT_FILENO, &amp;i , sizeof(int));</text:p>
            <text:p text:style-name="P14"/>
            <text:p text:style-name="P14"><text:s text:c="4"/>exit(0);</text:p>
            <text:p text:style-name="P14">}</text:p>
            <text:p text:style-name="Table_20_Contents"/>
            <text:p text:style-name="Table_20_Contents"/>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style: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style: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Módulo 2 - Sesión 4. Comunicación entre procesos utilizando cauces</text:span><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1-10-05T09:46:35</meta:creation-date>
    <dc:date>2015-11-28T13:01:20.070415639</dc:date>
    <meta:print-date>2011-10-06T10:39:21</meta:print-date>
    <meta:editing-cycles>189</meta:editing-cycles>
    <meta:editing-duration>P1DT35M26S</meta:editing-duration>
    <meta:document-statistic meta:table-count="10" meta:image-count="1" meta:object-count="0" meta:page-count="7" meta:paragraph-count="119" meta:word-count="877" meta:character-count="6021" meta:non-whitespace-character-count="4726"/>
    <meta:user-defined meta:name="Información 1"/>
    <meta:user-defined meta:name="Información 2"/>
    <meta:user-defined meta:name="Información 3"/>
    <meta:user-defined meta:name="Información 4"/>
  </office:meta>
</office:document-meta>
</file>